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B" style:family="table-column">
      <style:table-column-properties style:column-width="2.833cm" style:rel-column-width="10923*"/>
    </style:style>
    <style:style style:name="Tabla1.C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5*"/>
    </style:style>
    <style:style style:name="Tabla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E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background-color="#e8f2a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45467" officeooo:paragraph-rsid="00145467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45467" officeooo:paragraph-rsid="0014546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45467" officeooo:paragraph-rsid="00145467" fo:background-color="#ffff0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rsid="00145467" officeooo:paragraph-rsid="00145467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rsid="0014e18f" officeooo:paragraph-rsid="0014e18f"/>
    </style:style>
    <style:style style:name="P6" style:family="paragraph" style:parent-style-name="Text_20_body">
      <style:text-properties officeooo:rsid="00145467" officeooo:paragraph-rsid="00145467"/>
    </style:style>
    <style:style style:name="P7" style:family="paragraph" style:parent-style-name="Text_20_body">
      <style:text-properties fo:font-weight="bold" officeooo:rsid="0014e18f" officeooo:paragraph-rsid="0014e18f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145467" officeooo:paragraph-rsid="00145467" fo:background-color="transparent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14e18f" officeooo:paragraph-rsid="0014e18f" fo:background-color="transparent" style:font-weight-asian="bold" style:font-weight-complex="bold"/>
    </style:style>
    <style:style style:name="P10" style:family="paragraph" style:parent-style-name="Text_20_body">
      <style:text-properties fo:font-weight="normal" officeooo:rsid="00145467" officeooo:paragraph-rsid="00145467" fo:background-color="transparent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145467" officeooo:paragraph-rsid="00145467" fo:background-color="transparent" style:font-weight-asian="normal" style:font-weight-complex="normal"/>
    </style:style>
    <style:style style:name="P12" style:family="paragraph" style:parent-style-name="Text_20_body" style:list-style-name="L2">
      <style:text-properties fo:font-weight="normal" officeooo:rsid="0014e18f" officeooo:paragraph-rsid="0014e18f" style:font-weight-asian="normal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a6099" loext:opacity="100%"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ALIDACIÓN DE FUGA <text:line-break/>ISO 10648-2</text:p>
      <text:p text:style-name="Subtitle">R016 – C002</text:p>
      <text:p text:style-name="P6"/>
      <text:p text:style-name="P10"><text:span text:style-name="T8">R016</text:span>: estanqueidad <text:span text:style-name="T6">C3</text:span> (ISO 17873), equivalente a <text:span text:style-name="T6">C2</text:span> en ISO 10648-2 (HLR = 2.5 * 10<text:span text:style-name="T4">-3</text:span><text:span text:style-name="T5">)</text:span></text:p>
      <text:list xml:id="list1808141641" text:style-name="L1">
        <text:list-item>
          <text:p text:style-name="P8"><text:span text:style-name="T7">Presión inicial </text:span>C002<text:span text:style-name="T7"> =</text:span> 101235 Pa</text:p>
        </text:list-item>
        <text:list-item>
          <text:p text:style-name="P8"><text:span text:style-name="T7">Presión inicial </text:span>R016<text:span text:style-name="T7"> =</text:span> 101235 – 250 = 100985 Pa</text:p>
        </text:list-item>
        <text:list-item>
          <text:p text:style-name="P11">Concentración de O2 inicial <text:span text:style-name="T6">R016</text:span> = <text:span text:style-name="T6">0%</text:span></text:p>
        </text:list-item>
        <text:list-item>
          <text:p text:style-name="P11">Temperatura inicial <text:span text:style-name="T6">R016</text:span> = <text:span text:style-name="T6">290.95 K</text:span></text:p>
        </text:list-item>
        <text:list-item>
          <text:p text:style-name="P8"><text:span text:style-name="T7">Fuga representada con un </text:span><text:span text:style-name="T9">flowpath</text:span><text:span text:style-name="T7"> de</text:span> longitud = 0.5m <text:span text:style-name="T7">y </text:span>coef. Pérdida = 1.0</text:p>
        </text:list-item>
        <text:list-item>
          <text:p text:style-name="P9"><text:span text:style-name="T7">Volumen </text:span>R016<text:span text:style-name="T7"> = </text:span>2856.885 m3</text:p>
        </text:list-item>
        <text:list-item>
          <text:p text:style-name="P8"><text:span text:style-name="T7">Tiempo de simulación = </text:span>1e+07<text:span text:style-name="T7"> segundos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Presión (Pa)</text:p>
            <text:p text:style-name="P4"><text:span text:style-name="T3">Tras simulación</text:span></text:p>
          </table:table-cell>
          <table:table-cell table:style-name="Tabla1.A1" office:value-type="string">
            <text:p text:style-name="P2">Temperatura (K)</text:p>
            <text:p text:style-name="P4"><text:span text:style-name="T3">Tras simulación</text:span></text:p>
          </table:table-cell>
          <table:table-cell table:style-name="Tabla1.A1" office:value-type="string">
            <text:p text:style-name="P2">O2 (Kg)</text:p>
            <text:p text:style-name="P4"><text:span text:style-name="T3">Tras simulación</text:span></text:p>
          </table:table-cell>
          <table:table-cell table:style-name="Tabla1.E1" office:value-type="string">
            <text:p text:style-name="P2">Oxygen method</text:p>
          </table:table-cell>
        </table:table-row>
        <table:table-row>
          <table:table-cell table:style-name="Tabla1.A2" office:value-type="string">
            <text:p text:style-name="P2">Con fuga <text:span text:style-name="T11">1mm2</text:span></text:p>
            <text:p text:style-name="P2">Dh = <text:span text:style-name="T10">0.001128379167</text:span></text:p>
          </table:table-cell>
          <table:table-cell table:style-name="Tabla1.B2" office:value-type="string">
            <text:p text:style-name="P5">101207.85</text:p>
          </table:table-cell>
          <table:table-cell table:style-name="Tabla1.C2" office:value-type="string">
            <text:p text:style-name="P5">291.2085</text:p>
          </table:table-cell>
          <table:table-cell table:style-name="Tabla1.D2" office:value-type="string">
            <text:p text:style-name="P5">1.0410706</text:p>
          </table:table-cell>
          <table:table-cell table:style-name="Tabla1.E2" office:value-type="string">
            <text:p text:style-name="P5">No se cumple la condición <text:line-break/>|p1 – p0| &lt; 50</text:p>
          </table:table-cell>
        </table:table-row>
        <table:table-row>
          <table:table-cell table:style-name="Tabla1.A2" office:value-type="string">
            <text:p text:style-name="P2">Con fuga <text:span text:style-name="T11">0.1mm2</text:span></text:p>
            <text:p text:style-name="P2">Dh = <text:span text:style-name="T10">0.00035682482323</text:span></text:p>
          </table:table-cell>
          <table:table-cell table:style-name="Tabla1.B3" office:value-type="string">
            <text:p text:style-name="P1">100992.3</text:p>
          </table:table-cell>
          <table:table-cell table:style-name="Tabla1.C3" office:value-type="string">
            <text:p text:style-name="P1">290.95844</text:p>
          </table:table-cell>
          <table:table-cell table:style-name="Tabla1.D3" office:value-type="string">
            <text:p text:style-name="P1">0.034169126</text:p>
          </table:table-cell>
          <table:table-cell table:style-name="Tabla1.E3" office:value-type="string">
            <text:p text:style-name="P5">HLR = 1.743577e-11 &lt; 0.025 (C3)</text:p>
          </table:table-cell>
        </table:table-row>
        <table:table-row>
          <table:table-cell table:style-name="Tabla1.A4" office:value-type="string">
            <text:p text:style-name="P2">Con fuga </text:p>
            <text:p text:style-name="P3">1 <text:span text:style-name="T1">µm²</text:span></text:p>
            <text:p text:style-name="P2">Dh = <text:span text:style-name="T10">0.0001128379167</text:span></text:p>
          </table:table-cell>
          <table:table-cell table:style-name="Tabla1.B4" office:value-type="string">
            <text:p text:style-name="P1">100985.05</text:p>
          </table:table-cell>
          <table:table-cell table:style-name="Tabla1.C4" office:value-type="string">
            <text:p text:style-name="P1">290.95001</text:p>
          </table:table-cell>
          <table:table-cell table:style-name="Tabla1.D4" office:value-type="string">
            <text:p text:style-name="P1">0.00034704452</text:p>
          </table:table-cell>
          <table:table-cell table:style-name="Tabla1.E3" office:value-type="string">
            <text:p text:style-name="P5">HLR = 1.798638e-15 &lt; 0.025 (C3)</text:p>
          </table:table-cell>
        </table:table-row>
      </table:table>
      <text:p text:style-name="P6"/>
      <text:p text:style-name="P7">OXYGEN METHOD</text:p>
      <text:list xml:id="list2840028505" text:style-name="L2">
        <text:list-item>
          <text:p text:style-name="P12">Se comprueba la condición |t1 – t0| &lt; 3ºC</text:p>
          <text:p text:style-name="P12">Se comprueba la condición |p1 – p0| &lt; 50 Pa</text:p>
        </text:list-item>
        <text:list-item>
          <text:p text:style-name="P12">Si se cumplen:</text:p>
          <text:list>
            <text:list-header>
              <text:p text:style-name="P12">2.1. Conversión de O2 (Kg) a moles</text:p>
              <text:p text:style-name="P12">2.2. Cálculo del volumen molar</text:p>
              <text:p text:style-name="P12">2.3. Cálculo del hourly leak rate (HLR)</text:p>
              <text:p text:style-name="P12">2.4. Se comprueba la condición HLR &lt; HLR’ de la clase correpondiente</text:p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55:26.274585669</meta:creation-date>
    <meta:generator>LibreOffice/7.4.1.2$Linux_X86_64 LibreOffice_project/96749c58c39750fe6113ca0224d2dd9b40a26641</meta:generator>
    <dc:date>2022-09-28T16:04:08.385212021</dc:date>
    <meta:editing-duration>PT1H4M39S</meta:editing-duration>
    <meta:editing-cycles>2</meta:editing-cycles>
    <meta:document-statistic meta:table-count="1" meta:image-count="0" meta:object-count="0" meta:page-count="1" meta:paragraph-count="44" meta:word-count="202" meta:character-count="1091" meta:non-whitespace-character-count="935"/>
  </office:meta>
</office:document-meta>
</file>